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5w1PANlZr9MtNh0I9clCi329bs1bFM2RTfJ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1T23:11:20.346344097</meta:creation-date>
    <dc:date>2021-09-01T23:11:44.805298916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